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2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ave a new book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Edit a book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dd default user ('gemeinsam') to book when creating it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dd users to book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List book entries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Add user management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5S</meta:editing-duration>
    <meta:editing-cycles>5</meta:editing-cycles>
    <meta:generator>LibreOffice/4.1.2.3$Linux_X86_64 LibreOffice_project/410m0$Build-3</meta:generator>
    <dc:date>2013-12-19T10:07:43.945831115</dc:date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